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24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2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2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2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28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29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c24e" fo:hyphenate="true" fo:hyphenation-remain-char-count="2" fo:hyphenation-push-char-count="2" loext:hyphenation-no-caps="false"/>
    </style:style>
    <style:style style:name="P30" style:family="paragraph" style:parent-style-name="Standard" style:list-style-name="L5">
      <style:paragraph-properties fo:text-align="start" style:justify-single-word="false" fo:hyphenation-ladder-count="no-limit"/>
      <style:text-properties officeooo:paragraph-rsid="017479e0" fo:hyphenate="true" fo:hyphenation-remain-char-count="2" fo:hyphenation-push-char-count="2" loext:hyphenation-no-caps="false"/>
    </style:style>
    <style:style style:name="P31" style:family="paragraph" style:parent-style-name="Standard" style:list-style-name="L5">
      <style:paragraph-properties fo:text-align="start" style:justify-single-word="false" fo:hyphenation-ladder-count="no-limit"/>
      <style:text-properties officeooo:paragraph-rsid="0177d660" fo:hyphenate="tru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text-align="start" style:justify-single-word="false" fo:hyphenation-ladder-count="no-limit"/>
      <style:text-properties officeooo:paragraph-rsid="01784454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officeooo:paragraph-rsid="017ab495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officeooo:paragraph-rsid="017bf888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officeooo:paragraph-rsid="017d876e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officeooo:paragraph-rsid="017f639b" fo:hyphenate="true" fo:hyphenation-remain-char-count="2" fo:hyphenation-push-char-count="2" loext:hyphenation-no-caps="false"/>
    </style:style>
    <style:style style:name="P37" style:family="paragraph" style:parent-style-name="Standard" style:list-style-name="L5">
      <style:paragraph-properties fo:text-align="start" style:justify-single-word="false" fo:hyphenation-ladder-count="no-limit"/>
      <style:text-properties officeooo:paragraph-rsid="0180871d" fo:hyphenate="true" fo:hyphenation-remain-char-count="2" fo:hyphenation-push-char-count="2" loext:hyphenation-no-caps="false"/>
    </style:style>
    <style:style style:name="P38" style:family="paragraph" style:parent-style-name="Standard" style:list-style-name="L5">
      <style:paragraph-properties fo:text-align="start" style:justify-single-word="false" fo:hyphenation-ladder-count="no-limit"/>
      <style:text-properties officeooo:paragraph-rsid="0181361b" fo:hyphenate="true" fo:hyphenation-remain-char-count="2" fo:hyphenation-push-char-count="2" loext:hyphenation-no-caps="false"/>
    </style:style>
    <style:style style:name="P39" style:family="paragraph" style:parent-style-name="Standard" style:list-style-name="L5">
      <style:paragraph-properties fo:text-align="start" style:justify-single-word="false" fo:hyphenation-ladder-count="no-limit"/>
      <style:text-properties officeooo:paragraph-rsid="018299d9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084979e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style:font-weight-asian="normal" style:font-weight-complex="normal"/>
    </style:style>
    <style:style style:name="T16" style:family="text">
      <style:text-properties fo:font-weight="normal" style:font-weight-asian="normal" style:font-size-complex="14pt" style:font-weight-complex="normal"/>
    </style:style>
    <style:style style:name="T17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8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9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2pt" fo:language="uk" fo:country="UA" fo:font-weight="normal" officeooo:rsid="017479e0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25" style:family="text">
      <style:text-properties style:font-name="Times New Roman" fo:font-size="12pt" fo:language="uk" fo:country="UA" officeooo:rsid="013ea591" fo:background-color="#ffffff" loext:char-shading-value="0" style:font-name-asian="Calibri" style:font-size-asian="12pt" style:font-name-complex="Times New Roman1" style:font-size-complex="14pt"/>
    </style:style>
    <style:style style:name="T26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27" style:family="text">
      <style:text-properties style:font-name="Times New Roman" fo:font-size="12pt" fo:language="uk" fo:country="UA" officeooo:rsid="00752f12" fo:background-color="#ffffff" loext:char-shading-value="0" style:font-name-asian="Calibri" style:font-size-asian="12pt" style:font-name-complex="Times New Roman1" style:font-size-complex="14pt"/>
    </style:style>
    <style:style style:name="T28" style:family="text">
      <style:text-properties style:font-name="Times New Roman" fo:language="uk" fo:country="UA" officeooo:rsid="0084979e" fo:background-color="#ffffff" loext:char-shading-value="0" style:font-name-asian="Calibri" style:font-name-complex="Times New Roman1"/>
    </style:style>
    <style:style style:name="T29" style:family="text">
      <style:text-properties style:font-name="Times New Roman" fo:language="uk" fo:country="UA" fo:font-weight="normal" officeooo:rsid="0086da04" fo:background-color="#ffffff" loext:char-shading-value="0" style:font-name-asian="Calibri" style:font-weight-asian="normal" style:font-name-complex="Times New Roman1" style:font-weight-complex="normal"/>
    </style:style>
    <style:style style:name="T30" style:family="text">
      <style:text-properties style:font-name="Times New Roman" fo:language="uk" fo:country="UA" fo:font-weight="normal" officeooo:rsid="0085dd18" fo:background-color="#ffffff" loext:char-shading-value="0" style:font-name-asian="Calibri" style:font-weight-asian="normal" style:font-name-complex="Times New Roman1" style:font-weight-complex="normal"/>
    </style:style>
    <style:style style:name="T31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32" style:family="text">
      <style:text-properties fo:color="#c9211e" loext:opacity="100%" style:font-name="Times New Roman" fo:language="uk" fo:country="UA" fo:font-weight="normal" officeooo:rsid="015537ea" fo:background-color="#ffff00" loext:char-shading-value="0" style:font-name-asian="Calibri" style:font-weight-asian="normal" style:font-name-complex="Times New Roman1" style:font-weight-complex="normal"/>
    </style:style>
    <style:style style:name="T33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0">»</text:span></text:p>
      <text:p text:style-name="P15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Є.</text:p>
      <text:p text:style-name="P3">Прийня<text:span text:style-name="T11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18">Тема. </text:span><text:span text:style-name="T17">Підзапити. Табличні вирази.</text:span></text:p>
      <text:p text:style-name="P18">Мета.</text:p>
      <text:list xml:id="list3569016005" text:style-name="L4">
        <text:list-item>
          <text:p text:style-name="P20"><text:span text:style-name="T16">Отримати навички написання запитів із використанням підзапитів мови SQL.</text:span></text:p>
        </text:list-item>
        <text:list-item>
          <text:p text:style-name="P19"><text:span text:style-name="T16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21">Завдання. <text:span text:style-name="T12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30"><text:span text:style-name="Strong_20_Emphasis"><text:span text:style-name="T20">✅</text:span></text:span><text:span text:style-name="Strong_20_Emphasis"><text:span text:style-name="T23">Subquery</text:span></text:span></text:p>
          <text:list>
            <text:list-item>
              <text:p text:style-name="P30"><text:span text:style-name="Strong_20_Emphasis"><text:span text:style-name="T20">✅</text:span></text:span><text:span text:style-name="T19">Self-contained</text:span></text:p>
              <text:list>
                <text:list-item>
                  <text:p text:style-name="P29"><text:span text:style-name="Strong_20_Emphasis"><text:span text:style-name="T20">✅</text:span></text:span><text:span text:style-name="T21">s</text:span><text:span text:style-name="T19">ingle-valued</text:span></text:p>
                </text:list-item>
                <text:list-item>
                  <text:p text:style-name="P29"><text:span text:style-name="Strong_20_Emphasis"><text:span text:style-name="T20">✅</text:span></text:span><text:span text:style-name="T19">multivalued</text:span></text:p>
                  <text:list>
                    <text:list-item>
                      <text:p text:style-name="P22"><text:span text:style-name="Strong_20_Emphasis"><text:span text:style-name="T20">✅</text:span></text:span><text:span text:style-name="T22">I</text:span><text:span text:style-name="T19">N</text:span></text:p>
                    </text:list-item>
                    <text:list-item>
                      <text:p text:style-name="P28"><text:span text:style-name="Strong_20_Emphasis"><text:span text:style-name="T20">✅</text:span></text:span><text:span text:style-name="T19">SOME/ANY</text:span></text:p>
                    </text:list-item>
                    <text:list-item>
                      <text:p text:style-name="P29"><text:span text:style-name="Strong_20_Emphasis"><text:span text:style-name="T20">✅</text:span></text:span><text:span text:style-name="T19">ALL</text:span></text:p>
                    </text:list-item>
                  </text:list>
                </text:list-item>
              </text:list>
            </text:list-item>
            <text:list-item>
              <text:p text:style-name="P27"><text:span text:style-name="Strong_20_Emphasis"><text:span text:style-name="T20">✅</text:span></text:span><text:span text:style-name="T19">Correlated</text:span></text:p>
              <text:list>
                <text:list-item>
                  <text:p text:style-name="P24"><text:span text:style-name="Strong_20_Emphasis"><text:span text:style-name="T20">✅</text:span></text:span><text:span text:style-name="T19">single-valued</text:span></text:p>
                </text:list-item>
                <text:list-item>
                  <text:p text:style-name="P27"><text:span text:style-name="Strong_20_Emphasis"><text:span text:style-name="T20">✅</text:span></text:span><text:span text:style-name="T19">multivalued</text:span></text:p>
                  <text:list>
                    <text:list-item>
                      <text:p text:style-name="P26"><text:span text:style-name="Strong_20_Emphasis"><text:span text:style-name="T20">✅</text:span></text:span><text:span text:style-name="T19">IN</text:span></text:p>
                    </text:list-item>
                    <text:list-item>
                      <text:p text:style-name="P25"><text:span text:style-name="Strong_20_Emphasis"><text:span text:style-name="T20">✅</text:span></text:span><text:span text:style-name="T19">SOME/ANY</text:span></text:p>
                    </text:list-item>
                    <text:list-item>
                      <text:p text:style-name="P27"><text:span text:style-name="Strong_20_Emphasis"><text:span text:style-name="T20">✅</text:span></text:span><text:span text:style-name="T19">ALL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Strong_20_Emphasis"><text:span text:style-name="T20">✅</text:span></text:span><text:span text:style-name="T19">EXISTS</text:span></text:p>
            </text:list-item>
          </text:list>
        </text:list-item>
        <text:list-item>
          <text:p text:style-name="P32"><text:span text:style-name="Strong_20_Emphasis"><text:span text:style-name="T20">✅</text:span></text:span><text:span text:style-name="T19">Derived Tables</text:span></text:p>
          <text:list>
            <text:list-item>
              <text:p text:style-name="P31"><text:span text:style-name="Strong_20_Emphasis"><text:span text:style-name="T20">✅</text:span></text:span><text:span text:style-name="T19">Nested derived tables</text:span></text:p>
            </text:list-item>
            <text:list-item>
              <text:p text:style-name="P32"><text:span text:style-name="Strong_20_Emphasis"><text:span text:style-name="T20">✅</text:span></text:span><text:span text:style-name="T19">Multiple references to the derived table</text:span></text:p>
            </text:list-item>
          </text:list>
        </text:list-item>
        <text:list-item>
          <text:p text:style-name="P36"><text:span text:style-name="Strong_20_Emphasis"><text:span text:style-name="T20">✅</text:span></text:span><text:span text:style-name="T19">Common Table Expressions (CTEs)</text:span></text:p>
          <text:list>
            <text:list-item>
              <text:p text:style-name="P34"><text:span text:style-name="Strong_20_Emphasis"><text:span text:style-name="T20">✅</text:span></text:span><text:span text:style-name="T19">Multiple CTEs</text:span></text:p>
            </text:list-item>
            <text:list-item>
              <text:p text:style-name="P36"><text:span text:style-name="Strong_20_Emphasis"><text:span text:style-name="T20">✅</text:span></text:span><text:span text:style-name="T19">Multiple References to the same CTE</text:span></text:p>
            </text:list-item>
            <text:list-item>
              <text:p text:style-name="P35"><text:span text:style-name="Strong_20_Emphasis"><text:span text:style-name="T20">✅</text:span></text:span><text:span text:style-name="T19">Recursive</text:span></text:p>
            </text:list-item>
          </text:list>
        </text:list-item>
        <text:list-item>
          <text:p text:style-name="P37"><text:span text:style-name="Strong_20_Emphasis"><text:span text:style-name="T20">✅</text:span></text:span><text:span text:style-name="T19">Views</text:span></text:p>
          <text:list>
            <text:list-item>
              <text:p text:style-name="P37"><text:span text:style-name="Strong_20_Emphasis"><text:span text:style-name="T20">✅</text:span></text:span><text:span text:style-name="T19">ENCRYPTION</text:span></text:p>
            </text:list-item>
            <text:list-item>
              <text:p text:style-name="P37"><text:span text:style-name="Strong_20_Emphasis"><text:span text:style-name="T20">✅</text:span></text:span><text:span text:style-name="T19">SCHEMABINDING</text:span></text:p>
            </text:list-item>
            <text:list-item>
              <text:p text:style-name="P37"><text:span text:style-name="Strong_20_Emphasis"><text:span text:style-name="T20">✅</text:span></text:span><text:span text:style-name="T19">CHECK OPTION</text:span></text:p>
            </text:list-item>
          </text:list>
        </text:list-item>
        <text:list-item>
          <text:p text:style-name="P33"><text:span text:style-name="Strong_20_Emphasis"><text:span text:style-name="T20">✅</text:span></text:span><text:span text:style-name="T19">Inline Table-Valued Functions (TVFs)</text:span></text:p>
        </text:list-item>
        <text:list-item>
          <text:p text:style-name="P39"><text:span text:style-name="Strong_20_Emphasis"><text:span text:style-name="T20">✅</text:span></text:span><text:span text:style-name="T19">APPLY Operator</text:span></text:p>
          <text:list>
            <text:list-item>
              <text:p text:style-name="P38"><text:span text:style-name="Strong_20_Emphasis"><text:span text:style-name="T20">✅</text:span></text:span><text:span text:style-name="T19">CROSS APPLY</text:span></text:p>
            </text:list-item>
            <text:list-item>
              <text:p text:style-name="P39"><text:span text:style-name="Strong_20_Emphasis"><text:span text:style-name="T20">✅</text:span></text:span><text:span text:style-name="T19">OUTER APPLY</text:span></text:p>
            </text:list-item>
          </text:list>
        </text:list-item>
      </text:list>
      <text:p text:style-name="P40"><text:span text:style-name="T28">Текст скриптів. </text:span><text:a xlink:type="simple" xlink:href="https://github.com/dazzlemon/diit_121-ipz_y3_db/tree/main/lr2/scripts" text:style-name="Internet_20_link" text:visited-style-name="Visited_20_Internet_20_Link"><text:span text:style-name="T29">g</text:span></text:a><text:a xlink:type="simple" xlink:href="https://github.com/dazzlemon/diit_121-ipz_y3_db/blob/main/lr5/subqueries.sql" text:style-name="Internet_20_link" text:visited-style-name="Visited_20_Internet_20_Link"><text:span text:style-name="T30">ithub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20:09:22.392487671</dc:date>
    <meta:editing-duration>PT23H13M37S</meta:editing-duration>
    <meta:editing-cycles>344</meta:editing-cycles>
    <meta:generator>LibreOffice/7.3.6.2$Linux_X86_64 LibreOffice_project/30$Build-2</meta:generator>
    <meta:document-statistic meta:table-count="0" meta:image-count="0" meta:object-count="1" meta:page-count="2" meta:paragraph-count="49" meta:word-count="158" meta:character-count="1069" meta:non-whitespace-character-count="985"/>
  </office:meta>
</office:document-meta>
</file>